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2.764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18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.5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Ripresa.5 aerobico molte gambe',2,0,CURDATE(),CURDATE())," calcext:value-type="string">
            <text:p>(12,'Ripresa.5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.6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Ripresa.6 timida soglia con molte gambe',2,0,CURDATE(),CURDATE())," calcext:value-type="string">
            <text:p>(13,'Ripresa.6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.7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Ripresa.7 fartlek completo e gambe',2,0,CURDATE(),CURDATE());" calcext:value-type="string">
            <text:p>(14,'Ripresa.7 fartlek completo e gambe',2,0,CURDATE(),CURDATE());</text:p>
          </table:table-cell>
          <table:table-cell table:number-columns-repeated="1008"/>
        </table:table-row>
        <table:table-row table:style-name="ro3" table:number-rows-repeated="281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18:user_trainings.E299">
            <calcext:condition calcext:apply-style-name="Errore" calcext:value="&lt;100" calcext:base-cell-address="user_trainings.E18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Ripresa.5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Ripresa.5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Ripresa.5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Ripresa.5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Ripresa.5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Ripresa.5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Ripresa.5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Ripresa.5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Ripresa.5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Ripresa.5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Ripresa.5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Ripresa.5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Ripresa.5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Ripresa.5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Ripresa.5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Ripresa.5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Ripresa.5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Ripresa.5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Ripresa.5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Ripresa.5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Ripresa.5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Ripresa.5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Ripresa.5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Ripresa.5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Ripresa.5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Ripresa.5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Ripresa.5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Ripresa.5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Ripresa.5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Ripresa.5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Ripresa.5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Ripresa.5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Ripresa.6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Ripresa.6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Ripresa.6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Ripresa.6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Ripresa.6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Ripresa.6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Ripresa.6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Ripresa.6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Ripresa.6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Ripresa.6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Ripresa.6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Ripresa.6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Ripresa.6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Ripresa.6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Ripresa.6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Ripresa.6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Ripresa.6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Ripresa.6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Ripresa.6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Ripresa.6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Ripresa.6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Ripresa.6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Ripresa.6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Ripresa.6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Ripresa.6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Ripresa.6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Ripresa.6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Ripresa.6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Ripresa.6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Ripresa.6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Ripresa.7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Ripresa.7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Ripresa.7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Ripresa.7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Ripresa.7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Ripresa.7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Ripresa.7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Ripresa.7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Ripresa.7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Ripresa.7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Ripresa.7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Ripresa.7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Ripresa.7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Ripresa.7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Ripresa.7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Ripresa.7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Ripresa.7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Ripresa.7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Ripresa.7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Ripresa.7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Ripresa.7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Ripresa.7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Ripresa.7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Ripresa.7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Ripresa.7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Ripresa.7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Ripresa.7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Ripresa.7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Ripresa.7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Ripresa.7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Ripresa.7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Ripresa.7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Ripresa.7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Ripresa.7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1])-3" office:value-type="float" office:value="258" calcext:value-type="float">
            <text:p>258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Ripresa.7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258,18,1,50,0,10,1,2,0,0,(select t.id from user_trainings t where t.description = 'Ripresa.7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31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7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8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.5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on c'è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on c''è male',2,(select t.id from user_trainings t where t.description = 'Ripresa.5 aerobico molte gambe'),(select t.id from swimming_pools t where t.nick_name = 'reggiocomunale25'),(select t.id from swimmer_level_types t where t.code = 'MX'),0,CURDATE(),CURDATE())," calcext:value-type="string">
            <text:p>(12,'2014-09-08',5400,'Non c''è male',2,(select t.id from user_trainings t where t.description = 'Ripresa.5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.6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?',2,(select t.id from user_trainings t where t.description = 'Ripresa.6 timida soglia con molte gambe'),(select t.id from swimming_pools t where t.nick_name = 'reggiocomunale25'),(select t.id from swimmer_level_types t where t.code = 'MX'),0,CURDATE(),CURDATE())," calcext:value-type="string">
            <text:p>(13,'2014-09-09',5880,'?',2,(select t.id from user_trainings t where t.description = 'Ripresa.6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.7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?',2,(select t.id from user_trainings t where t.description = 'Ripresa.7 fartlek completo e gambe'),(select t.id from swimming_pools t where t.nick_name = 'reggiocomunale25'),(select t.id from swimmer_level_types t where t.code = 'MX'),0,CURDATE(),CURDATE());" calcext:value-type="string">
            <text:p>(14,'2014-09-10',6000,'?',2,(select t.id from user_trainings t where t.description = 'Ripresa.7 fartlek completo e gamb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7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104848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4:53:19.36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M21S</meta:editing-duration>
    <meta:editing-cycles>252</meta:editing-cycles>
    <meta:generator>LibreOffice/4.2.6.3$Windows_x86 LibreOffice_project/3fd416d4c6db7d3204c17ce57a1d70f6e531ee21</meta:generator>
    <dc:date>2014-09-09T16:02:34.628000000</dc:date>
    <dc:creator>Marco Ligabue</dc:creator>
    <meta:document-statistic meta:table-count="3" meta:cell-count="6030" meta:object-count="0"/>
    <meta:user-defined meta:name="Info 1"/>
    <meta:user-defined meta:name="Info 2"/>
    <meta:user-defined meta:name="Info 3"/>
    <meta:user-defined meta:name="Info 4"/>
  </office:meta>
</office:document-meta>
</file>